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gr2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3" style:family="graphic" style:parent-style-name="standard">
      <style:graphic-properties svg:stroke-color="#ef413d" draw:fill-color="#f58220" draw:textarea-horizontal-align="justify" draw:textarea-vertical-align="middle" draw:auto-grow-height="false" fo:min-height="0.75cm" fo:min-width="0.5cm"/>
    </style:style>
    <style:style style:name="gr4" style:family="graphic" style:parent-style-name="standard" style:list-style-name="L1">
      <style:graphic-properties svg:stroke-color="#ef413d" draw:fill-color="#f58220" draw:textarea-horizontal-align="justify" draw:textarea-vertical-align="middle" draw:auto-grow-height="false" fo:min-height="0.75cm" fo:min-width="0.5cm"/>
    </style:style>
    <style:style style:name="gr5" style:family="graphic" style:parent-style-name="standard" style:list-style-name="L1">
      <style:graphic-properties svg:stroke-color="#ef413d" draw:fill-color="#f58220" draw:textarea-horizontal-align="justify" draw:textarea-vertical-align="middle" draw:auto-grow-height="false" fo:min-height="0.75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58220"/>
      <style:paragraph-properties fo:text-align="center"/>
      <style:text-properties style:font-name="Liberation Sans1" fo:font-size="1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58220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/>
    </style:style>
    <style:style style:name="T3" style:family="text">
      <style:text-properties style:font-name="Liberation Sans1" fo:font-size="10pt"/>
    </style:style>
    <style:style style:name="T4" style:family="text"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T5" style:family="text">
      <style:text-properties style:text-position="-33% 58%" style:font-name="Liberation Sans1" fo:font-size="10pt"/>
    </style:style>
    <style:style style:name="T6" style:family="text">
      <style:text-properties style:text-position="-33% 58%" style:font-name="Liberation Sans1" fo:font-size="10pt" style:letter-kerning="true" style:font-name-asian="AR PL SungtiL GB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cm" svg:height="3cm" svg:x="1.972cm" svg:y="2cm">
          <text:p text:style-name="P1"><text:span text:style-name="T1">Proce</text:span><text:span text:style-name="T1">so</text:span></text:p>
          <text:p text:style-name="P1"><text:span text:style-name="T1">Prod</text:span><text:span text:style-name="T1">u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cm" svg:height="3cm" svg:x="16.08cm" svg:y="2cm">
          <text:p text:style-name="P1"><text:span text:style-name="T1">Proce</text:span><text:span text:style-name="T1">so</text:span></text:p>
          <text:p text:style-name="P1"><text:span text:style-name="T1">Cons</text:span><text:span text:style-name="T1">umid</text:span><text:span text:style-name="T1">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72cm" svg:y1="3.5cm" svg:x2="16.08cm" svg:y2="3.5cm" draw:start-shape="id1" draw:start-glue-point="10" draw:end-shape="id2" draw:end-glue-point="6" svg:d="M4972 3500h11108" svg:viewBox="0 0 11109 1">
          <text:p text:style-name="P1"><text:span text:style-name="T2"/></text:p>
          <text:p text:style-name="P1"><text:span text:style-name="T2">Flujo de </text:span><text:span text:style-name="T2">bytes </text:span><text:span text:style-name="T2">unidirecciona</text:span><text:span text:style-name="T2">l</text:span></text:p>
          <text:p text:style-name="P1"/>
          <text:p text:style-name="P1"/>
        </draw:connector>
        <draw:custom-shape draw:style-name="gr3" draw:text-style-name="P4" draw:layer="layout" svg:width="1cm" svg:height="1cm" svg:x="7.999cm" svg:y="3.999cm">
          <text:p text:style-name="P1"><text:span text:style-name="T3">‘ ’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.999cm" svg:y="3.999cm">
          <text:p text:style-name="P1"><text:span text:style-name="T3">‘</text:span><text:span text:style-name="T3">-’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cm" svg:height="1cm" svg:x="9.999cm" svg:y="3.999cm">
          <text:p text:style-name="P5"><text:span text:style-name="T4">‘</text:span><text:span text:style-name="T4">h’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.999cm" svg:y="3.999cm">
          <text:p text:style-name="P1"><text:span text:style-name="T3">‘</text:span><text:span text:style-name="T3">;’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.999cm" svg:y="3.999cm">
          <text:p text:style-name="P1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.999cm" svg:y="3.999cm">
          <text:p text:style-name="P1"><text:span text:style-name="T3">‘</text:span><text:span text:style-name="T3">s’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.999cm" svg:y="3.999cm">
          <text:p text:style-name="P1"><text:span text:style-name="T3">‘ ‘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.999cm" svg:y="3.999cm">
          <text:p text:style-name="P1"><text:span text:style-name="T3">‘</text:span><text:span text:style-name="T3">d’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.999cm" svg:y="3.999cm">
          <text:p text:style-name="P1"><text:span text:style-name="T3">‘</text:span><text:span text:style-name="T3">f’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cm" svg:y="4cm">
          <text:p text:style-name="P1"><text:span text:style-name="T3">b</text:span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cm" svg:y="4cm">
          <text:p text:style-name="P1"><text:span text:style-name="T3">b</text:span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0cm" svg:y="4cm">
          <text:p text:style-name="P5"><text:span text:style-name="T4">b</text:span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cm" svg:y="4cm">
          <text:p text:style-name="P1"><text:span text:style-name="T3">b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cm" svg:y="4cm">
          <text:p text:style-name="P1"><text:span text:style-name="T3">b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cm" svg:y="4cm">
          <text:p text:style-name="P1"><text:span text:style-name="T3">b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cm" svg:y="4cm">
          <text:p text:style-name="P1"><text:span text:style-name="T3">b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cm" svg:y="4cm">
          <text:p text:style-name="P1"><text:span text:style-name="T3">b</text:span><text:span text:style-name="T5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cm" svg:y="4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2H52M58S</meta:editing-duration>
    <meta:editing-cycles>47</meta:editing-cycles>
    <meta:generator>LibreOffice/6.0.7.3$Linux_X86_64 LibreOffice_project/00m0$Build-3</meta:generator>
    <dc:title>depurame</dc:title>
    <dc:date>2020-10-17T10:57:44.888131890</dc:date>
    <meta:document-statistic meta:object-count="21"/>
  </office:meta>
</office:document-meta>
</file>